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1" table:number-columns-repeated="7" table:default-cell-style-name="Default"/>
        <table:table-row table:style-name="ro1">
          <table:table-cell/>
          <table:table-cell office:value-type="string">
            <text:p>x1</text:p>
          </table:table-cell>
          <table:table-cell office:value-type="string">
            <text:p>x2</text:p>
          </table:table-cell>
          <table:table-cell office:value-type="string">
            <text:p>x3</text:p>
          </table:table-cell>
          <table:table-cell office:value-type="string">
            <text:p>x4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12">
            <text:p>12</text:p>
          </table:table-cell>
          <table:table-cell office:value-type="float" office:value="-0.407">
            <text:p>-0.407</text:p>
          </table:table-cell>
          <table:table-cell office:value-type="float" office:value="-5">
            <text:p>-5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table:formula="of:=COS([.$F2]*[.B2])*(1+(1/TAN([.$G2])))" office:value-type="float" office:value="-0.56415498687155">
            <text:p>-0.5641549869</text:p>
          </table:table-cell>
          <table:table-cell table:formula="of:=COS([.$F2]*[.C2])*(1+(1/TAN([.$G2])))" office:value-type="float" office:value="-0.670676919887317">
            <text:p>-0.6706769199</text:p>
          </table:table-cell>
          <table:table-cell table:formula="of:=COS([.$F2]*[.D2])*(1+(1/TAN([.$G2])))" office:value-type="float" office:value="-0.315272222987969">
            <text:p>-0.315272223</text:p>
          </table:table-cell>
          <table:table-cell table:formula="of:=COS([.$F2]*[.E2])*(1+(1/TAN([.$G2])))" office:value-type="float" office:value="0.697992218201884">
            <text:p>0.6979922182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table:formula="of:=[.$F2]*([.B2]^3)-3*([.$F2]^2)*[.B2]+[.$G2]" office:value-type="float" office:value="-31.875">
            <text:p>-31.875</text:p>
          </table:table-cell>
          <table:table-cell table:formula="of:=[.$F2]*([.C2]^3)-3*([.$F2]^2)*[.C2]+[.$G2]" office:value-type="float" office:value="7745">
            <text:p>7745</text:p>
          </table:table-cell>
          <table:table-cell table:formula="of:=[.$F2]*([.D2]^3)-3*([.$F2]^2)*[.D2]+[.$G2]" office:value-type="float" office:value="35.187904285">
            <text:p>35.187904285</text:p>
          </table:table-cell>
          <table:table-cell table:formula="of:=[.$F2]*([.E2]^3)-3*([.$F2]^2)*[.E2]+[.$G2]" office:value-type="float" office:value="-245">
            <text:p>-245</text:p>
          </table:table-cell>
          <table:table-cell table:number-columns-repeated="2"/>
        </table:table-row>
        <table:table-row table:style-name="ro1">
          <table:table-cell office:value-type="string">
            <text:p>B1</text:p>
          </table:table-cell>
          <table:table-cell table:formula="of:=3-SIN([.B2]+[.$G2])-COS([.B2]-[.$G2])" office:value-type="float" office:value="3.91633612500117">
            <text:p>3.916336125</text:p>
          </table:table-cell>
          <table:table-cell table:formula="of:=3-SIN([.C2]+[.$G2])-COS([.C2]-[.$G2])" office:value-type="float" office:value="3.20749523753625">
            <text:p>3.2074952375</text:p>
          </table:table-cell>
          <table:table-cell table:formula="of:=3-SIN([.D2]+[.$G2])-COS([.D2]-[.$G2])" office:value-type="float" office:value="3.35279496375881">
            <text:p>3.3527949638</text:p>
          </table:table-cell>
          <table:table-cell table:formula="of:=3-SIN([.E2]+[.$G2])-COS([.E2]-[.$G2])" office:value-type="float" office:value="3.83907152907645">
            <text:p>3.8390715291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table:formula="of:=(TAN([.B2]/[.$F2])^4)+(TAN([.$G2]/[.$F2])^2)+1" office:value-type="float" office:value="3.42562016623843">
            <text:p>3.4256201662</text:p>
          </table:table-cell>
          <table:table-cell table:formula="of:=(TAN([.C2]/[.$F2])^4)+(TAN([.$G2]/[.$F2])^2)+1" office:value-type="float" office:value="4.12957772373864">
            <text:p>4.1295777237</text:p>
          </table:table-cell>
          <table:table-cell table:formula="of:=(TAN([.D2]/[.$F2])^4)+(TAN([.$G2]/[.$F2])^2)+1" office:value-type="float" office:value="3.42556311435428">
            <text:p>3.4255631144</text:p>
          </table:table-cell>
          <table:table-cell table:formula="of:=(TAN([.E2]/[.$F2])^4)+(TAN([.$G2]/[.$F2])^2)+1" office:value-type="float" office:value="9.30866037094138">
            <text:p>9.3086603709</text:p>
          </table:table-cell>
          <table:table-cell table:number-columns-repeated="2"/>
        </table:table-row>
        <table:table-row table:style-name="ro1">
          <table:table-cell office:value-type="string">
            <text:p>C1</text:p>
          </table:table-cell>
          <table:table-cell table:formula="of:=SQRT(ABS(3+SIN([.B2])-(COS([.$G2])^3)))" office:value-type="float" office:value="1.85919360953116">
            <text:p>1.8591936095</text:p>
          </table:table-cell>
          <table:table-cell table:formula="of:=SQRT(ABS(3+SIN([.C2])-(COS([.$G2])^3)))" office:value-type="float" office:value="1.56224275358116">
            <text:p>1.5622427536</text:p>
          </table:table-cell>
          <table:table-cell table:formula="of:=SQRT(ABS(3+SIN([.D2])-(COS([.$G2])^3)))" office:value-type="float" office:value="1.60664842551658">
            <text:p>1.6066484255</text:p>
          </table:table-cell>
          <table:table-cell table:formula="of:=SQRT(ABS(3+SIN([.E2])-(COS([.$G2])^3)))" office:value-type="float" office:value="1.98396058775885">
            <text:p>1.9839605878</text:p>
          </table:table-cell>
          <table:table-cell table:number-columns-repeated="2"/>
        </table:table-row>
        <table:table-row table:style-name="ro1">
          <table:table-cell office:value-type="string">
            <text:p>lambda</text:p>
          </table:table-cell>
          <table:table-cell table:formula="of:=[.B4]+LN(ABS([.B5]/[.B6]))+SQRT([.B7]/[.B8])" office:value-type="float" office:value="2.8899087411745">
            <text:p>2.8899087412</text:p>
          </table:table-cell>
          <table:table-cell table:formula="of:=[.C4]+LOG(ABS([.C5]/[.C6]))+SQRT([.C7]/[.C8])" office:value-type="float" office:value="4.33802132210786">
            <text:p>4.3380213221</text:p>
          </table:table-cell>
          <table:table-cell table:formula="of:=[.D4]+LOG(ABS([.D5]/[.D6]))+SQRT([.D7]/[.D8])" office:value-type="float" office:value="2.16589137533176">
            <text:p>2.1658913753</text:p>
          </table:table-cell>
          <table:table-cell table:formula="of:=[.E4]+LOG(ABS([.E5]/[.E6]))+SQRT([.E7]/[.E8])" office:value-type="float" office:value="4.6690249665323">
            <text:p>4.6690249665</text:p>
          </table:table-cell>
          <table:table-cell table:number-columns-repeated="2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18">10/18/2024</text:date>, <text:time>15:46:4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05T14:19:09.82</meta:creation-date>
    <dc:date>2024-10-18T15:46:47.83</dc:date>
    <meta:editing-duration>PT11M26S</meta:editing-duration>
    <meta:editing-cycles>3</meta:editing-cycles>
    <meta:generator>OpenOffice/4.1.15$Win32 OpenOffice.org_project/4115m2$Build-9813</meta:generator>
    <dc:creator>Никита Лещенко</dc:creator>
    <meta:document-statistic meta:table-count="3" meta:cell-count="42" meta:object-count="0"/>
  </office:meta>
</office:document-meta>
</file>